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0000000400F151BC1CC6F9480C.png" manifest:media-type="image/png"/>
  <manifest:file-entry manifest:full-path="Pictures/10000000000001E000000082120B4C78E8622874.png" manifest:media-type="image/png"/>
  <manifest:file-entry manifest:full-path="Pictures/10001AED0000160E000016230EF8B9A0B8111F2C.svg" manifest:media-type="image/svg+xml"/>
  <manifest:file-entry manifest:full-path="Pictures/100000000000002400000017EA15E85BCFFDA72B.png" manifest:media-type="image/png"/>
  <manifest:file-entry manifest:full-path="Pictures/10000201000001D000000320D8BAA2C36498010D.png" manifest:media-type="image/png"/>
  <manifest:file-entry manifest:full-path="Pictures/1000020100000140000001414F4795EE4FD7192C.png" manifest:media-type="image/png"/>
  <manifest:file-entry manifest:full-path="Pictures/100000000000008C0000001FBADD3F2769F614BC.png" manifest:media-type="image/png"/>
  <manifest:file-entry manifest:full-path="Pictures/100000000000006A0000001CE42B3EC8791AC778.png" manifest:media-type="image/png"/>
  <manifest:file-entry manifest:full-path="Pictures/100000000000027B0000003CC374FED21427A0FE.png" manifest:media-type="image/png"/>
  <manifest:file-entry manifest:full-path="Pictures/100000000000017B00000045288D4268B4296F4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ucida Console1" svg:font-family="'Lucida Console'" style:font-family-generic="modern" style:font-pitch="fixed"/>
    <style:font-face style:name="Liberation Sans2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SemiBold" svg:font-family="'Bahnschrift SemiBold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7.466cm" fo:min-width="13.4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7.466cm" fo:min-width="13.216cm" fo:padding-top="0.142cm" fo:padding-bottom="0.142cm" fo:padding-left="0.267cm" fo:padding-right="0.267cm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81cm" svg:stroke-color="#000000" draw:marker-start-width="0.321cm" draw:marker-end="Puntas_20_de_20_flecha_20_1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color="#000000" draw:fill-color="#cccccc" draw:textarea-horizontal-align="justify" draw:textarea-vertical-align="middle" draw:auto-grow-height="false" fo:min-height="0.812cm" fo:min-width="0.56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27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446cm" fo:min-width="4.418cm" fo:padding-top="0.165cm" fo:padding-bottom="0.165cm" fo:padding-left="0.29cm" fo:padding-right="0.29cm"/>
      <style:paragraph-properties style:writing-mode="lr-tb"/>
    </style:style>
    <style:style style:name="gr13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cccccc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style:font-name="Bahnschrift SemiBold" fo:font-size="9pt" style:font-size-asian="9pt" style:font-size-complex="9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Bahnschrift SemiBold"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style:writing-mode="lr-tb"/>
      <style:text-properties style:font-name="Lucida Console1" fo:font-size="14pt" style:font-size-asian="14pt" style:font-size-complex="14pt"/>
    </style:style>
    <style:style style:name="P10" style:family="paragraph">
      <loext:graphic-properties draw:fill-color="#ffffff"/>
      <style:paragraph-properties fo:text-align="center" style:writing-mode="lr-tb"/>
    </style:style>
    <style:style style:name="T1" style:family="text">
      <style:text-properties style:font-name="Bahnschrift SemiBold" fo:font-size="9pt" style:font-size-asian="9pt" style:font-size-complex="9pt"/>
    </style:style>
    <style:style style:name="T2" style:family="text">
      <style:text-properties style:font-name="Bahnschrift SemiBold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Lucida Console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4cm" svg:height="7.75cm" svg:x="14.7cm" svg:y="1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3.75cm" svg:height="7.75cm" svg:x="1cm" svg:y="1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2.5cm" svg:height="2.5cm" svg:x="9.75cm" svg:y="1.25cm">
          <draw:image xlink:href="Pictures/100002010000040000000400F151BC1CC6F9480C.png" xlink:type="simple" xlink:show="embed" xlink:actuate="onLoad" draw:mime-type="image/png">
            <text:p/>
          </draw:image>
        </draw:frame>
        <draw:line draw:style-name="gr4" draw:text-style-name="P2" draw:layer="layout" svg:x1="4cm" svg:y1="10cm" svg:x2="5.75cm" svg:y2="12.25cm">
          <text:p/>
        </draw:line>
        <draw:line draw:style-name="gr4" draw:text-style-name="P2" draw:layer="layout" svg:x1="9.75cm" svg:y1="3cm" svg:x2="4cm" svg:y2="6.25cm">
          <text:p/>
        </draw:line>
        <draw:custom-shape draw:style-name="gr5" draw:text-style-name="P4" draw:layer="layout" svg:width="1.5cm" svg:height="1.5cm" svg:x="1cm" svg:y="1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2.407cm" svg:height="2.416cm" svg:x="5.25cm" svg:y="11.534cm">
          <draw:image xlink:href="Pictures/10001AED0000160E000016230EF8B9A0B8111F2C.svg" xlink:type="simple" xlink:show="embed" xlink:actuate="onLoad" draw:mime-type="image/svg+xml">
            <text:p/>
          </draw:image>
          <draw:image xlink:href="Pictures/1000020100000140000001414F4795EE4FD7192C.png" xlink:type="simple" xlink:show="embed" xlink:actuate="onLoad" draw:mime-type="image/png"/>
        </draw:frame>
        <draw:frame draw:style-name="gr3" draw:text-style-name="P2" draw:layer="layout" svg:width="1.768cm" svg:height="3.048cm" svg:x="9.4cm" svg:y="16.75cm">
          <draw:image xlink:href="Pictures/10000201000001D000000320D8BAA2C36498010D.png" xlink:type="simple" xlink:show="embed" xlink:actuate="onLoad" draw:mime-type="image/png">
            <text:p/>
          </draw:image>
        </draw:frame>
        <draw:frame draw:style-name="gr6" draw:text-style-name="P5" draw:layer="layout" svg:width="2.5cm" svg:height="2cm" svg:x="7.4cm" svg:y="17.75cm">
          <draw:text-box>
            <text:p><text:span text:style-name="T1">192.168.0.20</text:span></text:p>
            <text:p><text:span text:style-name="T1"/></text:p>
            <text:p><text:span text:style-name="T1"/></text:p>
            <text:p><text:span text:style-name="T1">http: 80</text:span></text:p>
            <text:p><text:span text:style-name="T1">https: 443</text:span></text:p>
          </draw:text-box>
        </draw:frame>
        <draw:g>
          <draw:frame draw:style-name="gr3" draw:text-style-name="P2" draw:layer="layout" svg:width="1.768cm" svg:height="3.048cm" svg:x="1.5cm" svg:y="5.85cm">
            <draw:image xlink:href="Pictures/10000201000001D000000320D8BAA2C36498010D.png" xlink:type="simple" xlink:show="embed" xlink:actuate="onLoad" draw:mime-type="image/png">
              <text:p/>
            </draw:image>
          </draw:frame>
          <draw:frame draw:style-name="gr3" draw:text-style-name="P2" draw:layer="layout" svg:width="1.768cm" svg:height="3.048cm" svg:x="2.018cm" svg:y="6.1cm">
            <draw:image xlink:href="Pictures/10000201000001D000000320D8BAA2C36498010D.png" xlink:type="simple" xlink:show="embed" xlink:actuate="onLoad" draw:mime-type="image/png">
              <text:p/>
            </draw:image>
          </draw:frame>
          <draw:frame draw:style-name="gr3" draw:text-style-name="P2" draw:layer="layout" svg:width="1.768cm" svg:height="3.048cm" svg:x="2.5cm" svg:y="6.35cm">
            <draw:image xlink:href="Pictures/10000201000001D000000320D8BAA2C36498010D.png" xlink:type="simple" xlink:show="embed" xlink:actuate="onLoad" draw:mime-type="image/png">
              <text:p/>
            </draw:image>
          </draw:frame>
          <draw:frame draw:style-name="gr3" draw:text-style-name="P2" draw:layer="layout" svg:width="1.768cm" svg:height="3.048cm" svg:x="3cm" svg:y="6.648cm">
            <draw:image xlink:href="Pictures/10000201000001D000000320D8BAA2C36498010D.png" xlink:type="simple" xlink:show="embed" xlink:actuate="onLoad" draw:mime-type="image/png">
              <text:p/>
            </draw:image>
          </draw:frame>
        </draw:g>
        <draw:frame draw:style-name="gr7" draw:text-style-name="P7" draw:layer="layout" svg:width="3.5cm" svg:height="2.25cm" svg:x="0.75cm" svg:y="4.6cm">
          <draw:text-box>
            <text:p text:style-name="P6"><text:span text:style-name="T2">Servidores DNS</text:span></text:p>
          </draw:text-box>
        </draw:frame>
        <draw:g>
          <draw:frame draw:style-name="gr3" draw:text-style-name="P2" draw:layer="layout" svg:width="2.468cm" svg:height="0.546cm" svg:x="4.75cm" svg:y="7.361cm">
            <draw:image xlink:href="Pictures/100000000000008C0000001FBADD3F2769F614BC.png" xlink:type="simple" xlink:show="embed" xlink:actuate="onLoad" draw:mime-type="image/png">
              <text:p/>
            </draw:image>
          </draw:frame>
          <draw:frame draw:style-name="gr3" draw:text-style-name="P2" draw:layer="layout" svg:width="0.634cm" svg:height="0.405cm" svg:x="5.584cm" svg:y="7.752cm">
            <draw:image xlink:href="Pictures/100000000000002400000017EA15E85BCFFDA72B.png" xlink:type="simple" xlink:show="embed" xlink:actuate="onLoad" draw:mime-type="image/png">
              <text:p/>
            </draw:image>
          </draw:frame>
          <draw:frame draw:style-name="gr3" draw:text-style-name="P2" draw:layer="layout" svg:width="1.869cm" svg:height="0.493cm" svg:x="4.968cm" svg:y="8.007cm">
            <draw:image xlink:href="Pictures/100000000000006A0000001CE42B3EC8791AC778.png" xlink:type="simple" xlink:show="embed" xlink:actuate="onLoad" draw:mime-type="image/png">
              <text:p/>
            </draw:image>
          </draw:frame>
        </draw:g>
        <draw:frame draw:style-name="gr8" draw:text-style-name="P5" draw:layer="layout" svg:width="2.25cm" svg:height="0.569cm" svg:x="3.5cm" svg:y="12.681cm">
          <draw:text-box>
            <text:p><text:span text:style-name="T1">81.172.47.126</text:span></text:p>
          </draw:text-box>
        </draw:frame>
        <draw:frame draw:style-name="gr9" draw:text-style-name="P5" draw:layer="layout" svg:width="2.5cm" svg:height="0.887cm" svg:x="5.15cm" svg:y="3.75cm">
          <draw:text-box>
            <text:p><text:span text:style-name="T1">http: 80</text:span></text:p>
            <text:p><text:span text:style-name="T1">https: 443</text:span></text:p>
          </draw:text-box>
        </draw:frame>
        <draw:frame draw:style-name="gr9" draw:text-style-name="P5" draw:layer="layout" svg:width="2.5cm" svg:height="0.887cm" svg:x="3cm" svg:y="10.613cm">
          <draw:text-box>
            <text:p><text:span text:style-name="T1">http: 80</text:span></text:p>
            <text:p><text:span text:style-name="T1">https: 443</text:span></text:p>
          </draw:text-box>
        </draw:frame>
        <draw:frame draw:style-name="gr3" draw:text-style-name="P2" draw:layer="layout" svg:width="1.768cm" svg:height="3.048cm" svg:x="2.982cm" svg:y="16.75cm">
          <draw:image xlink:href="Pictures/10000201000001D000000320D8BAA2C36498010D.png" xlink:type="simple" xlink:show="embed" xlink:actuate="onLoad" draw:mime-type="image/png">
            <text:p/>
          </draw:image>
        </draw:frame>
        <draw:frame draw:style-name="gr6" draw:text-style-name="P5" draw:layer="layout" svg:width="2.5cm" svg:height="2cm" svg:x="0.982cm" svg:y="17.75cm">
          <draw:text-box>
            <text:p><text:span text:style-name="T1">192.168.0.21</text:span></text:p>
            <text:p><text:span text:style-name="T1"/></text:p>
            <text:p><text:span text:style-name="T1"/></text:p>
            <text:p><text:span text:style-name="T1">http: 8081</text:span></text:p>
            <text:p><text:span text:style-name="T1">https: 8043</text:span></text:p>
          </draw:text-box>
        </draw:frame>
        <draw:frame draw:style-name="gr3" draw:text-style-name="P2" draw:layer="layout" svg:width="4.772cm" svg:height="1.292cm" svg:x="7.478cm" svg:y="12.35cm">
          <draw:image xlink:href="Pictures/10000000000001E000000082120B4C78E8622874.png" xlink:type="simple" xlink:show="embed" xlink:actuate="onLoad" draw:mime-type="image/png">
            <text:p/>
          </draw:image>
        </draw:frame>
        <draw:line draw:style-name="gr4" draw:text-style-name="P2" draw:layer="layout" svg:x1="6.5cm" svg:y1="13.5cm" svg:x2="9.5cm" svg:y2="17cm">
          <text:p/>
        </draw:line>
        <draw:frame draw:style-name="gr9" draw:text-style-name="P5" draw:layer="layout" svg:width="2.5cm" svg:height="0.887cm" svg:x="5.75cm" svg:y="14.863cm">
          <draw:text-box>
            <text:p><text:span text:style-name="T1">http: 80</text:span></text:p>
            <text:p><text:span text:style-name="T1">https: 443</text:span></text:p>
          </draw:text-box>
        </draw:frame>
        <draw:line draw:style-name="gr4" draw:text-style-name="P2" draw:layer="layout" svg:x1="10cm" svg:y1="16.75cm" svg:x2="7cm" svg:y2="13.25cm">
          <text:p/>
        </draw:line>
        <draw:frame draw:style-name="gr10" draw:text-style-name="P5" draw:layer="layout" svg:width="2.5cm" svg:height="1.523cm" svg:x="9cm" svg:y="14.727cm">
          <draw:text-box>
            <text:p text:style-name="P8"><text:span text:style-name="T1">HTML + JS</text:span></text:p>
            <text:p text:style-name="P8"><text:span text:style-name="T1"/></text:p>
            <text:p><text:span text:style-name="T1">https: 443</text:span></text:p>
            <text:p><text:span text:style-name="T1"/></text:p>
          </draw:text-box>
        </draw:frame>
        <draw:frame draw:style-name="gr10" draw:text-style-name="P5" draw:layer="layout" svg:width="2.5cm" svg:height="1.523cm" svg:x="8.75cm" svg:y="7cm">
          <draw:text-box>
            <text:p text:style-name="P8"><text:span text:style-name="T1">HTML + JS</text:span></text:p>
            <text:p text:style-name="P8"><text:span text:style-name="T1"/></text:p>
            <text:p><text:span text:style-name="T1">https: 443</text:span></text:p>
            <text:p><text:span text:style-name="T1"/></text:p>
          </draw:text-box>
        </draw:frame>
        <draw:line draw:style-name="gr4" draw:text-style-name="P2" draw:layer="layout" svg:x1="6.75cm" svg:y1="12cm" svg:x2="10.25cm" svg:y2="3.75cm">
          <text:p/>
        </draw:line>
        <draw:frame draw:style-name="gr11" draw:text-style-name="P9" draw:layer="layout" svg:width="3.25cm" svg:height="1.5cm" svg:x="1cm" svg:y="13.5cm">
          <draw:text-box>
            <text:p><text:span text:style-name="T3">Red </text:span></text:p>
            <text:p><text:span text:style-name="T3">Privada</text:span></text:p>
          </draw:text-box>
        </draw:frame>
        <draw:frame draw:style-name="gr3" draw:text-style-name="P2" draw:layer="layout" svg:width="2.5cm" svg:height="2.5cm" svg:x="25cm" svg:y="1.5cm">
          <draw:image xlink:href="Pictures/100002010000040000000400F151BC1CC6F9480C.png" xlink:type="simple" xlink:show="embed" xlink:actuate="onLoad" draw:mime-type="image/png">
            <text:p/>
          </draw:image>
        </draw:frame>
        <draw:line draw:style-name="gr4" draw:text-style-name="P2" draw:layer="layout" svg:x1="20.25cm" svg:y1="10cm" svg:x2="21.75cm" svg:y2="12cm">
          <text:p/>
        </draw:line>
        <draw:line draw:style-name="gr4" draw:text-style-name="P2" draw:layer="layout" svg:x1="22.5cm" svg:y1="5cm" svg:x2="20.25cm" svg:y2="7cm">
          <text:p/>
        </draw:line>
        <draw:custom-shape draw:style-name="gr5" draw:text-style-name="P4" draw:layer="layout" svg:width="1.5cm" svg:height="1.5cm" svg:x="15.25cm" svg:y="1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2.407cm" svg:height="2.416cm" svg:x="21.25cm" svg:y="11.534cm">
          <draw:image xlink:href="Pictures/10001AED0000160E000016230EF8B9A0B8111F2C.svg" xlink:type="simple" xlink:show="embed" xlink:actuate="onLoad" draw:mime-type="image/svg+xml">
            <text:p/>
          </draw:image>
          <draw:image xlink:href="Pictures/1000020100000140000001414F4795EE4FD7192C.png" xlink:type="simple" xlink:show="embed" xlink:actuate="onLoad" draw:mime-type="image/png"/>
        </draw:frame>
        <draw:frame draw:style-name="gr3" draw:text-style-name="P2" draw:layer="layout" svg:width="1.768cm" svg:height="3.048cm" svg:x="25.482cm" svg:y="16.75cm">
          <draw:image xlink:href="Pictures/10000201000001D000000320D8BAA2C36498010D.png" xlink:type="simple" xlink:show="embed" xlink:actuate="onLoad" draw:mime-type="image/png">
            <text:p/>
          </draw:image>
        </draw:frame>
        <draw:frame draw:style-name="gr6" draw:text-style-name="P5" draw:layer="layout" svg:width="2.5cm" svg:height="2cm" svg:x="23.35cm" svg:y="17.5cm">
          <draw:text-box>
            <text:p><text:span text:style-name="T1">192.168.0.20</text:span></text:p>
            <text:p><text:span text:style-name="T1"/></text:p>
            <text:p><text:span text:style-name="T1"/></text:p>
            <text:p><text:span text:style-name="T1">http: 80</text:span></text:p>
            <text:p><text:span text:style-name="T1">https: 443</text:span></text:p>
          </draw:text-box>
        </draw:frame>
        <draw:g>
          <draw:frame draw:style-name="gr3" draw:text-style-name="P2" draw:layer="layout" svg:width="1.768cm" svg:height="3.048cm" svg:x="17.282cm" svg:y="6.4cm">
            <draw:image xlink:href="Pictures/10000201000001D000000320D8BAA2C36498010D.png" xlink:type="simple" xlink:show="embed" xlink:actuate="onLoad" draw:mime-type="image/png">
              <text:p/>
            </draw:image>
          </draw:frame>
          <draw:frame draw:style-name="gr3" draw:text-style-name="P2" draw:layer="layout" svg:width="1.768cm" svg:height="3.048cm" svg:x="17.8cm" svg:y="6.65cm">
            <draw:image xlink:href="Pictures/10000201000001D000000320D8BAA2C36498010D.png" xlink:type="simple" xlink:show="embed" xlink:actuate="onLoad" draw:mime-type="image/png">
              <text:p/>
            </draw:image>
          </draw:frame>
          <draw:frame draw:style-name="gr3" draw:text-style-name="P2" draw:layer="layout" svg:width="1.768cm" svg:height="3.048cm" svg:x="18.282cm" svg:y="6.9cm">
            <draw:image xlink:href="Pictures/10000201000001D000000320D8BAA2C36498010D.png" xlink:type="simple" xlink:show="embed" xlink:actuate="onLoad" draw:mime-type="image/png">
              <text:p/>
            </draw:image>
          </draw:frame>
          <draw:frame draw:style-name="gr3" draw:text-style-name="P2" draw:layer="layout" svg:width="1.768cm" svg:height="3.048cm" svg:x="18.782cm" svg:y="7.198cm">
            <draw:image xlink:href="Pictures/10000201000001D000000320D8BAA2C36498010D.png" xlink:type="simple" xlink:show="embed" xlink:actuate="onLoad" draw:mime-type="image/png">
              <text:p/>
            </draw:image>
          </draw:frame>
        </draw:g>
        <draw:frame draw:style-name="gr7" draw:text-style-name="P7" draw:layer="layout" svg:width="3.5cm" svg:height="2.25cm" svg:x="16cm" svg:y="5.25cm">
          <draw:text-box>
            <text:p text:style-name="P6"><text:span text:style-name="T2">Servidores DNS</text:span></text:p>
          </draw:text-box>
        </draw:frame>
        <draw:g>
          <draw:frame draw:style-name="gr3" draw:text-style-name="P2" draw:layer="layout" svg:width="2.468cm" svg:height="0.546cm" svg:x="20.532cm" svg:y="7.911cm">
            <draw:image xlink:href="Pictures/100000000000008C0000001FBADD3F2769F614BC.png" xlink:type="simple" xlink:show="embed" xlink:actuate="onLoad" draw:mime-type="image/png">
              <text:p/>
            </draw:image>
          </draw:frame>
          <draw:frame draw:style-name="gr3" draw:text-style-name="P2" draw:layer="layout" svg:width="0.634cm" svg:height="0.405cm" svg:x="21.366cm" svg:y="8.302cm">
            <draw:image xlink:href="Pictures/100000000000002400000017EA15E85BCFFDA72B.png" xlink:type="simple" xlink:show="embed" xlink:actuate="onLoad" draw:mime-type="image/png">
              <text:p/>
            </draw:image>
          </draw:frame>
          <draw:frame draw:style-name="gr3" draw:text-style-name="P2" draw:layer="layout" svg:width="1.869cm" svg:height="0.493cm" svg:x="20.75cm" svg:y="8.557cm">
            <draw:image xlink:href="Pictures/100000000000006A0000001CE42B3EC8791AC778.png" xlink:type="simple" xlink:show="embed" xlink:actuate="onLoad" draw:mime-type="image/png">
              <text:p/>
            </draw:image>
          </draw:frame>
        </draw:g>
        <draw:frame draw:style-name="gr8" draw:text-style-name="P5" draw:layer="layout" svg:width="2.25cm" svg:height="0.569cm" svg:x="19.25cm" svg:y="12.5cm">
          <draw:text-box>
            <text:p><text:span text:style-name="T1">81.172.47.126</text:span></text:p>
          </draw:text-box>
        </draw:frame>
        <draw:frame draw:style-name="gr9" draw:text-style-name="P5" draw:layer="layout" svg:width="2.5cm" svg:height="0.887cm" svg:x="19.5cm" svg:y="4.75cm">
          <draw:text-box>
            <text:p><text:span text:style-name="T1">http: 8081</text:span></text:p>
            <text:p><text:span text:style-name="T1">https: 8043</text:span></text:p>
          </draw:text-box>
        </draw:frame>
        <draw:frame draw:style-name="gr9" draw:text-style-name="P5" draw:layer="layout" svg:width="2.5cm" svg:height="0.887cm" svg:x="18.75cm" svg:y="10.75cm">
          <draw:text-box>
            <text:p><text:span text:style-name="T1">http: 8081</text:span></text:p>
            <text:p><text:span text:style-name="T1">https: 8043</text:span></text:p>
          </draw:text-box>
        </draw:frame>
        <draw:frame draw:style-name="gr3" draw:text-style-name="P2" draw:layer="layout" svg:width="1.768cm" svg:height="3.048cm" svg:x="18.282cm" svg:y="16.75cm">
          <draw:image xlink:href="Pictures/10000201000001D000000320D8BAA2C36498010D.png" xlink:type="simple" xlink:show="embed" xlink:actuate="onLoad" draw:mime-type="image/png">
            <text:p/>
          </draw:image>
        </draw:frame>
        <draw:frame draw:style-name="gr6" draw:text-style-name="P5" draw:layer="layout" svg:width="2.5cm" svg:height="2cm" svg:x="16.282cm" svg:y="17.75cm">
          <draw:text-box>
            <text:p><text:span text:style-name="T1">192.168.0.21</text:span></text:p>
            <text:p><text:span text:style-name="T1"/></text:p>
            <text:p><text:span text:style-name="T1"/></text:p>
            <text:p><text:span text:style-name="T1">http: 8081</text:span></text:p>
            <text:p><text:span text:style-name="T1">https: 8043</text:span></text:p>
          </draw:text-box>
        </draw:frame>
        <draw:frame draw:style-name="gr3" draw:text-style-name="P2" draw:layer="layout" svg:width="4.772cm" svg:height="1.292cm" svg:x="23.55cm" svg:y="12.358cm">
          <draw:image xlink:href="Pictures/10000000000001E000000082120B4C78E8622874.png" xlink:type="simple" xlink:show="embed" xlink:actuate="onLoad" draw:mime-type="image/png">
            <text:p/>
          </draw:image>
        </draw:frame>
        <draw:frame draw:style-name="gr10" draw:text-style-name="P5" draw:layer="layout" svg:width="2.5cm" svg:height="1.523cm" svg:x="24.25cm" svg:y="7.477cm">
          <draw:text-box>
            <text:p text:style-name="P8"><text:span text:style-name="T1">API</text:span></text:p>
            <text:p text:style-name="P8"><text:span text:style-name="T1"/></text:p>
            <text:p><text:span text:style-name="T1">https: 8043</text:span></text:p>
            <text:p><text:span text:style-name="T1"/></text:p>
          </draw:text-box>
        </draw:frame>
        <draw:line draw:style-name="gr4" draw:text-style-name="P2" draw:layer="layout" svg:x1="22.75cm" svg:y1="12cm" svg:x2="24.75cm" svg:y2="5cm">
          <text:p/>
        </draw:line>
        <draw:frame draw:style-name="gr11" draw:text-style-name="P9" draw:layer="layout" svg:width="3.25cm" svg:height="1.5cm" svg:x="15cm" svg:y="13.5cm">
          <draw:text-box>
            <text:p><text:span text:style-name="T3">Red </text:span></text:p>
            <text:p><text:span text:style-name="T3">Privada</text:span></text:p>
          </draw:text-box>
        </draw:frame>
        <draw:custom-shape draw:style-name="gr12" draw:text-style-name="P10" draw:layer="layout" svg:width="4.998cm" svg:height="0.776cm" draw:transform="rotate (0.00663225115757845) translate (22.25cm 3.974cm)">
          <text:p text:style-name="P3">HTML + J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7.2cm" svg:height="0.68cm" svg:x="17.75cm" svg:y="1.32cm">
          <draw:image xlink:href="Pictures/100000000000027B0000003CC374FED21427A0FE.png" xlink:type="simple" xlink:show="embed" xlink:actuate="onLoad" draw:mime-type="image/png">
            <text:p/>
          </draw:image>
        </draw:frame>
        <draw:line draw:style-name="gr4" draw:text-style-name="P2" draw:layer="layout" svg:x1="21.5cm" svg:y1="13.5cm" svg:x2="19.75cm" svg:y2="16.5cm">
          <text:p/>
        </draw:line>
        <draw:frame draw:style-name="gr9" draw:text-style-name="P5" draw:layer="layout" svg:width="2.5cm" svg:height="0.887cm" svg:x="18.75cm" svg:y="14.25cm">
          <draw:text-box>
            <text:p><text:span text:style-name="T1">http: 8081</text:span></text:p>
            <text:p><text:span text:style-name="T1">https: 8043</text:span></text:p>
          </draw:text-box>
        </draw:frame>
        <draw:line draw:style-name="gr4" draw:text-style-name="P2" draw:layer="layout" svg:x1="20.25cm" svg:y1="17cm" svg:x2="22cm" svg:y2="13.75cm">
          <text:p/>
        </draw:line>
        <draw:frame draw:style-name="gr10" draw:text-style-name="P5" draw:layer="layout" svg:width="2.5cm" svg:height="1.523cm" svg:x="21.25cm" svg:y="15cm">
          <draw:text-box>
            <text:p text:style-name="P8"><text:span text:style-name="T1">API</text:span></text:p>
            <text:p text:style-name="P8"><text:span text:style-name="T1"/></text:p>
            <text:p><text:span text:style-name="T1">https: 8043</text:span></text:p>
            <text:p><text:span text:style-name="T1"/></text:p>
          </draw:text-box>
        </draw:frame>
        <draw:line draw:style-name="gr13" draw:text-style-name="P2" draw:layer="layout" svg:x1="14.75cm" svg:y1="12.25cm" svg:x2="14.75cm" svg:y2="0cm">
          <text:p/>
        </draw:line>
        <draw:frame draw:style-name="gr3" draw:text-style-name="P2" draw:layer="layout" svg:width="6.684cm" svg:height="1.216cm" svg:x="3cm" svg:y="1.25cm">
          <draw:image xlink:href="Pictures/100000000000017B00000045288D4268B4296F4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ucida Console1" svg:font-family="'Lucida Console'" style:font-family-generic="modern" style:font-pitch="fixed"/>
    <style:font-face style:name="Liberation Sans2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SemiBold" svg:font-family="'Bahnschrift SemiBold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09T13:43:48.744000000</meta:creation-date>
    <dc:date>2021-05-09T17:43:35.927000000</dc:date>
    <meta:editing-duration>PT35M58S</meta:editing-duration>
    <meta:editing-cycles>10</meta:editing-cycles>
    <meta:generator>LibreOffice/7.1.3.2$Windows_X86_64 LibreOffice_project/47f78053abe362b9384784d31a6e56f8511eb1c1</meta:generator>
    <meta:document-statistic meta:object-count="66"/>
  </office:meta>
</office:document-meta>
</file>